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65dab" officeooo:paragraph-rsid="00065d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i está um arquivo de teste…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9T12:39:12.633316309</dc:date>
    <meta:editing-duration>PT2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31" meta:non-whitespace-character-count="25"/>
  </office:meta>
</office:document-meta>
</file>